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officeooo:paragraph-rsid="00075fb6"/>
    </style:style>
    <style:style style:name="P2" style:family="paragraph" style:parent-style-name="Text_20_body">
      <style:text-properties fo:font-size="15pt" fo:font-weight="bold" officeooo:rsid="001b4dd8" officeooo:paragraph-rsid="00075fb6" style:font-size-asian="15pt" style:font-weight-asian="bold" style:font-size-complex="15pt" style:font-weight-complex="bold"/>
    </style:style>
    <style:style style:name="P3" style:family="paragraph" style:parent-style-name="Text_20_body">
      <style:text-properties officeooo:paragraph-rsid="00075fb6"/>
    </style:style>
    <style:style style:name="P4" style:family="paragraph" style:parent-style-name="Text_20_body" style:list-style-name="L1">
      <style:paragraph-properties fo:margin-top="0cm" fo:margin-bottom="0cm" loext:contextual-spacing="false"/>
      <style:text-properties officeooo:paragraph-rsid="00075fb6"/>
    </style:style>
    <style:style style:name="P5" style:family="paragraph" style:parent-style-name="Standard">
      <style:text-properties officeooo:paragraph-rsid="00075fb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Dropout Layers</text:span></text:h>
      <text:p text:style-name="Text_20_body">               Now, <text:span text:style-name="Strong_20_Emphasis">dropout layers </text:span>have a very specific function in neural networks. In the last section, we discussed the problem of overfitting, where after training, the weights of the network are so tuned to the training examples they are given that the network doesn’t perform well when given new examples. The idea of dropout is simplistic in nature. This layer “drops out” a random set of activations in that layer by setting them to zero. Simple as that. Now, what are the benefits of such a simple and seemingly unnecessary and counterintuitive process? Well, in a way, it forces the network to be redundant. By that I mean the network should be able to provide the right classification or output for a specific example even if some of the activations are dropped out. It makes sure that the network isn’t getting too “fitted” to the training data and thus helps alleviate the overfitting problem. An important note is that this layer is only used during training, and not during test time.</text:p>
      <text:p text:style-name="P3">To put it in a quantifiable form, every CNN has the following components/layers:</text:p>
      <text:list xml:id="list4374279228005014706" text:style-name="L1">
        <text:list-item>
          <text:p text:style-name="P4"><text:bookmark text:name="404f"/>Input image</text:p>
        </text:list-item>
        <text:list-item>
          <text:p text:style-name="P4"><text:bookmark text:name="2dce"/>Convolution layer</text:p>
        </text:list-item>
        <text:list-item>
          <text:p text:style-name="P4"><text:bookmark text:name="d93a"/>Pooling Layer (max pooling or avg pooling)</text:p>
        </text:list-item>
        <text:list-item>
          <text:p text:style-name="P4"><text:bookmark text:name="0ad2"/>Flattening</text:p>
        </text:list-item>
        <text:list-item>
          <text:p text:style-name="P1"><text:bookmark text:name="f74d"/>Fully connected Layer (default neural network)</text:p>
        </text:list-item>
      </text:list>
      <text:p text:style-name="P2"><text:bookmark text:name="8c8c"/>Flattening</text:p>
      <text:p text:style-name="P3"><text:bookmark text:name="__w2_mbtKhiZ_answer_content"/>The last stage of a convolutional neural network (CNN) is a classifier. It is called a dense layer, which is just an artificial neural network (ANN) classifier.</text:p>
      <text:p text:style-name="P3">And an ANN classifier needs individual features, just like any other classifier. This means it needs a feature vector.Therefore, you need to convert the output of the convolutional part of the CNN into a 1D feature vector, to be used by the ANN part of it. This operation is called flattening. It gets the output of the convolutional layers, flattens all its structure to create a single long feature vector to be used by the dense layer for the final classific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5:52:28.466825682</meta:creation-date>
    <meta:editing-duration>PT12M35S</meta:editing-duration>
    <meta:editing-cycles>3</meta:editing-cycles>
    <meta:generator>LibreOffice/5.1.6.2$Linux_X86_64 LibreOffice_project/10m0$Build-2</meta:generator>
    <dc:date>2018-04-21T06:09:14.027942033</dc:date>
    <meta:document-statistic meta:table-count="0" meta:image-count="0" meta:object-count="0" meta:page-count="1" meta:paragraph-count="11" meta:word-count="317" meta:character-count="1861" meta:non-whitespace-character-count="1545"/>
  </office:meta>
</office:document-meta>
</file>